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ede" officeooo:paragraph-rsid="001b8ede"/>
    </style:style>
    <style:style style:name="P2" style:family="paragraph" style:parent-style-name="Standard">
      <style:text-properties officeooo:rsid="001b8ede" officeooo:paragraph-rsid="001be4f9"/>
    </style:style>
    <style:style style:name="P3" style:family="paragraph" style:parent-style-name="Standard">
      <style:text-properties officeooo:rsid="001be4f9" officeooo:paragraph-rsid="001be4f9"/>
    </style:style>
    <style:style style:name="P4" style:family="paragraph" style:parent-style-name="Standard">
      <style:text-properties officeooo:rsid="001b8ede" fo:background-color="#ffd7d7"/>
    </style:style>
    <style:style style:name="P5" style:family="paragraph" style:parent-style-name="Standard">
      <style:text-properties fo:font-weight="bold" officeooo:rsid="001be4f9" officeooo:paragraph-rsid="001be4f9" style:font-weight-asian="bold" style:font-weight-complex="bold"/>
    </style:style>
    <style:style style:name="P6" style:family="paragraph" style:parent-style-name="Standard">
      <style:text-properties fo:font-weight="bold" officeooo:rsid="001b8ede" officeooo:paragraph-rsid="001b8ede" style:font-weight-asian="bold" style:font-weight-complex="bold"/>
    </style:style>
    <style:style style:name="P7" style:family="paragraph" style:parent-style-name="Standard">
      <style:text-properties officeooo:rsid="001b8ede" officeooo:paragraph-rsid="001b8ede"/>
    </style:style>
    <style:style style:name="T1" style:family="text">
      <style:text-properties officeooo:rsid="001be4f9"/>
    </style:style>
    <style:style style:name="T2" style:family="text">
      <style:text-properties fo:background-color="#ffd7d7" loext:char-shading-value="0"/>
    </style:style>
    <style:style style:name="T3" style:family="text">
      <style:text-properties officeooo:rsid="001be4f9" fo:background-color="#ffd7d7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1be4f9" fo:background-color="#ffffff" loext:char-shading-value="0"/>
    </style:style>
    <style:style style:name="T6" style:family="text">
      <style:text-properties officeooo:rsid="001d6fee" fo:background-color="#ffffff" loext:char-shading-value="0"/>
    </style:style>
    <style:style style:name="T7" style:family="text">
      <style:text-properties officeooo:rsid="001ef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5"><text:span text:style-name="T7">1. </text:span>Création de l’input de Neurospin_to_Bids</text:p>
      <text:p text:style-name="P3">→ remplir le fichier <text:span text:style-name="T2">excel</text:span></text:p>
      <text:p text:style-name="P3"/>
      <text:p text:style-name="Standard">→ <text:span text:style-name="T1">run </text:span><text:span text:style-name="T3">from excel_to_tsv.py</text:span></text:p>
      <text:p text:style-name="Standard"/>
      <text:p text:style-name="P4"/>
      <text:p text:style-name="P6"><text:span text:style-name="T7">2. </text:span>Création du repo avec toutes les sessions IRM</text:p>
      <text:p text:style-name="P2">→ <text:span text:style-name="T1">execute </text:span><text:span text:style-name="T2">NeuroSpin_to_bids</text:span><text:span text:style-name="T4"> </text:span><text:span text:style-name="T5">a</text:span><text:span text:style-name="T6">vec le .tsv créer à l’étape précédente</text:span></text:p>
      <text:p text:style-name="P1"/>
      <text:p text:style-name="P1"/>
      <text:p text:style-name="P5"><text:span text:style-name="T7">3. </text:span>Puis :</text:p>
      <text:p text:style-name="P1">→ ajout des sessions MEG</text:p>
      <text:p text:style-name="P1"/>
      <text:p text:style-name="P1">→ ajout des données comportement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5:50:38.716039413</meta:creation-date>
    <dc:date>2024-11-21T16:00:35.143431540</dc:date>
    <meta:editing-duration>PT9M5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7" meta:character-count="277" meta:non-whitespace-character-count="237"/>
  </office:meta>
</office:document-meta>
</file>